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33cb" officeooo:paragraph-rsid="000433cb"/>
    </style:style>
    <style:style style:name="P2" style:family="paragraph" style:parent-style-name="Standard">
      <style:text-properties officeooo:rsid="000433cb" officeooo:paragraph-rsid="000433cb"/>
    </style:style>
    <style:style style:name="P3" style:family="paragraph" style:parent-style-name="Standard">
      <style:text-properties officeooo:rsid="00069099" officeooo:paragraph-rsid="00069099"/>
    </style:style>
    <style:style style:name="P4" style:family="paragraph" style:parent-style-name="Standard">
      <style:text-properties officeooo:rsid="00082475" officeooo:paragraph-rsid="000824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intenance and stuff</text:p>
      <text:p text:style-name="P1"/>
      <text:p text:style-name="P3">Putting navbar and other repeating elements into a file to be included</text:p>
      <text:p text:style-name="P1"/>
      <text:p text:style-name="P1">Refactoring to OOP</text:p>
      <text:p text:style-name="P1"/>
      <text:p text:style-name="P1">Screen Reader optimaliza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0T13:16:04.324000000</meta:creation-date>
    <dc:date>2021-05-10T11:58:48.216000000</dc:date>
    <meta:editing-duration>P20DT2H41M28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4" meta:word-count="21" meta:character-count="137" meta:non-whitespace-character-count="120"/>
  </office:meta>
</office:document-meta>
</file>